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 Black" svg:font-family="'Arial Black'" style:font-adornments="Normal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&quot;&quot;" style:apply-style-name="Untitled1" style:base-cell-address="Sheet1.A50"/>
      <style:map style:condition="cell-content()!=&quot;&quot;" style:apply-style-name="Untitled2" style:base-cell-address="Sheet1.A5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&quot;" style:apply-style-name="Untitled1" style:base-cell-address="Sheet1.A50"/>
      <style:map style:condition="cell-content()!=&quot;&quot;" style:apply-style-name="Untitled2" style:base-cell-address="Sheet1.A50"/>
    </style:style>
    <style:style style:name="ce3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map style:condition="cell-content()=&quot;&quot;" style:apply-style-name="Untitled1" style:base-cell-address="Sheet1.A50"/>
      <style:map style:condition="cell-content()!=&quot;&quot;" style:apply-style-name="Untitled2" style:base-cell-address="Sheet1.A5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/>
    <style:style style:name="ce6" style:family="table-cell" style:parent-style-name="Default"/>
    <style:style style:name="ce7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 table:number-columns-spanned="2" table:number-rows-spanned="1">
            <text:p>Schlafen und so</text:p>
          </table:table-cell>
          <table:covered-table-cell/>
          <table:table-cell table:number-columns-repeated="4"/>
        </table:table-row>
        <table:table-row table:style-name="ro1">
          <table:table-cell table:style-name="ce2"/>
          <table:table-cell office:value-type="string">
            <text:p>Schlafsack</text:p>
          </table:table-cell>
          <table:table-cell/>
          <table:table-cell table:style-name="ce7" office:value-type="string" table:number-columns-spanned="3" table:number-rows-spanned="3">
            <text:p><text:span text:style-name="T1">Gebrauchsanleitung:</text:span> In Spalte A “ok” oder “n/a” o.ä. eintragen, fertig.</text:p>
          </table:table-cell>
          <table:covered-table-cell table:number-columns-repeated="2"/>
        </table:table-row>
        <table:table-row table:style-name="ro1">
          <table:table-cell table:style-name="ce2"/>
          <table:table-cell office:value-type="string">
            <text:p>Isomatte</text:p>
          </table:table-cell>
          <table:table-cell/>
          <table:covered-table-cell table:number-columns-repeated="3"/>
        </table:table-row>
        <table:table-row table:style-name="ro1">
          <table:table-cell table:style-name="ce2"/>
          <table:table-cell office:value-type="string">
            <text:p>Kulturbeutel</text:p>
          </table:table-cell>
          <table:table-cell/>
          <table:covered-table-cell table:number-columns-repeated="3"/>
        </table:table-row>
        <table:table-row table:style-name="ro1">
          <table:table-cell table:style-name="ce2"/>
          <table:table-cell office:value-type="string">
            <text:p>- Zahn?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 Aspirin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 Kondome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 Duschgel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 Taschentücher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 Ohrenstöpsel?</text:p>
          </table:table-cell>
          <table:table-cell table:number-columns-repeated="4"/>
        </table:table-row>
        <table:table-row table:style-name="ro1">
          <table:table-cell table:style-name="ce1" office:value-type="string" table:number-columns-spanned="2" table:number-rows-spanned="1">
            <text:p>Klamotten</text:p>
          </table:table-cell>
          <table:covered-table-cell/>
          <table:table-cell table:number-columns-repeated="4"/>
        </table:table-row>
        <table:table-row table:style-name="ro1">
          <table:table-cell table:style-name="ce3"/>
          <table:table-cell table:style-name="ce5" office:value-type="string">
            <text:p>Shirts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Pullis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Hosen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Socken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Shorts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Handtuch / Badetuch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Badehose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Jacke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Schuhe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Schlappen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Regenjacke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Schirm</text:p>
          </table:table-cell>
          <table:table-cell table:number-columns-repeated="4"/>
        </table:table-row>
        <table:table-row table:style-name="ro1">
          <table:table-cell table:style-name="ce1" office:value-type="string" table:number-columns-spanned="2" table:number-rows-spanned="1">
            <text:p>Amüsements</text:p>
          </table:table-cell>
          <table:covered-table-cell/>
          <table:table-cell table:number-columns-repeated="4"/>
        </table:table-row>
        <table:table-row table:style-name="ro1">
          <table:table-cell table:style-name="ce2"/>
          <table:table-cell office:value-type="string">
            <text:p>Lesestoff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Tabakwaren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Ladegeräte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Geldbeutel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 Geld drin?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 Ticket drin?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 ausgeräumt?</text:p>
          </table:table-cell>
          <table:table-cell table:number-columns-repeated="4"/>
        </table:table-row>
        <table:table-row table:style-name="ro1">
          <table:table-cell table:style-name="ce1" office:value-type="string" table:number-columns-spanned="2" table:number-rows-spanned="1">
            <text:p>Campen</text:p>
          </table:table-cell>
          <table:covered-table-cell/>
          <table:table-cell table:number-columns-repeated="4"/>
        </table:table-row>
        <table:table-row table:style-name="ro1">
          <table:table-cell table:style-name="ce2"/>
          <table:table-cell office:value-type="string">
            <text:p>Zelt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Besteck+Geschirr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Teller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Tasse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Besteck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Proviant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Wasserflasche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Gummistiefel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Klopapier</text:p>
          </table:table-cell>
          <table:table-cell table:number-columns-repeated="4"/>
        </table:table-row>
        <table:table-row table:style-name="ro1">
          <table:table-cell table:style-name="ce1" office:value-type="string" table:number-columns-spanned="2" table:number-rows-spanned="1">
            <text:p>Nerdnerd</text:p>
          </table:table-cell>
          <table:covered-table-cell/>
          <table:table-cell table:number-columns-repeated="4"/>
        </table:table-row>
        <table:table-row table:style-name="ro1">
          <table:table-cell table:style-name="ce2"/>
          <table:table-cell office:value-type="string">
            <text:p>Laptop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Netzwerkkabel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3er-Steckdose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Stromkabel</text:p>
          </table:table-cell>
          <table:table-cell table:number-columns-repeated="4"/>
        </table:table-row>
        <table:table-row table:style-name="ro1">
          <table:table-cell table:style-name="ce1" office:value-type="string" table:number-columns-spanned="2" table:number-rows-spanned="1">
            <text:p>Sonnenschein</text:p>
          </table:table-cell>
          <table:covered-table-cell table:style-name="ce6"/>
          <table:table-cell table:number-columns-repeated="4"/>
        </table:table-row>
        <table:table-row table:style-name="ro1">
          <table:table-cell table:style-name="ce2"/>
          <table:table-cell office:value-type="string">
            <text:p>Sonnenbrille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Hut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Sonnencrem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Badehose</text:p>
          </table:table-cell>
          <table:table-cell table:number-columns-repeated="4"/>
        </table:table-row>
        <table:table-row table:style-name="ro1" table:number-rows-repeated="104852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 Black" svg:font-family="'Arial Black'" style:font-adornments="Normal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fo:background-color="transparent" fo:border="0.002cm solid #000000" style:rotation-angle="90" style:vertical-justify="auto"/>
      <style:paragraph-properties css3t:text-justify="auto"/>
      <style:text-properties style:font-name="Arial Black" fo:font-size="15pt" fo:font-style="normal" fo:font-weight="normal"/>
    </style:style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00ff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4">04.08.2011</text:date>, <text:time>15:29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8-11T20:10:42</meta:creation-date>
    <dc:date>2011-08-04T15:29:22</dc:date>
    <meta:editing-duration>PT1H52M59S</meta:editing-duration>
    <meta:editing-cycles>16</meta:editing-cycles>
    <meta:generator>LibreOffice/3.3$Linux LibreOffice_project/330m19$Build-202</meta:generator>
    <dc:creator>orange </dc:creator>
    <meta:document-statistic meta:table-count="3" meta:cell-count="52" meta:object-count="0"/>
  </office:meta>
</office:document-meta>
</file>